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bottom" draw:auto-grow-height="false" fo:min-height="4.27cm" fo:min-width="4.90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bottom" draw:auto-grow-height="false" fo:min-height="4.27cm" fo:min-width="3.38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-color="#ccdce9" draw:textarea-horizontal-align="justify" draw:textarea-vertical-align="bottom" draw:auto-grow-height="false" fo:min-height="4.27cm" fo:min-width="3.2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-color="#ccdce9" draw:textarea-horizontal-align="justify" draw:textarea-vertical-align="bottom" draw:auto-grow-height="false" fo:min-height="4.27cm" fo:min-width="3.38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98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6cm" fo:min-width="0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opacity="100%" draw:opacity-name="" draw:textarea-horizontal-align="justify" draw:textarea-vertical-align="middle" draw:auto-grow-height="false" fo:min-height="0.714cm" fo:min-width="1.98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3.25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1cm" fo:min-width="0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979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3" style:family="paragraph">
      <loext:graphic-properties draw:fill-color="#ccdce9"/>
      <style:paragraph-properties fo:text-align="center" style:writing-mode="lr-tb"/>
      <style:text-properties fo:color="#000000" fo:font-size="10.5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fff" draw:opacity="100%"/>
      <style:paragraph-properties fo:text-align="center" style:writing-mode="lr-tb"/>
      <style:text-properties fo:color="#000000" fo:font-size="10.5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000000" fo:font-size="10.5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4.572cm" svg:x="9.509cm" svg:y="4.429cm">
          <text:p text:style-name="P1"><text:span text:style-name="T1">No limi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4.572cm" svg:x="1.672cm" svg:y="4.429cm">
          <text:p text:style-name="P1"><text:span text:style-name="T1">No limi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4.572cm" svg:x="14.97cm" svg:y="4.429cm">
          <text:p text:style-name="P1"><text:span text:style-name="T1">ResolutionDomain::</text:span></text:p>
          <text:p text:style-name="P1"><text:span text:style-name="T1">RE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4.572cm" svg:x="5.572cm" svg:y="4.429cm">
          <text:p text:style-name="P1"><text:span text:style-name="T1">ResolutionDomain::</text:span></text:p>
          <text:p text:style-name="P1"><text:span text:style-name="T1">MEASURED_CLAI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016cm" svg:x="2.24cm" svg:y="6.199cm">
          <text:p text:style-name="P1"><text:span text:style-name="T1">Claim’s</text:span><text:span text:style-name="T1"><text:line-break/></text:span><text:span text:style-name="T1">Ground Truth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796cm" svg:y1="6.711cm" svg:x2="6.431cm" svg:y2="6.711cm">
          <text:p text:style-name="P7"/>
        </draw:line>
        <draw:frame draw:style-name="gr7" draw:text-style-name="P5" draw:layer="layout" svg:width="1.856cm" svg:height="0.569cm" svg:x="4.699cm" svg:y="6.074cm">
          <draw:text-box>
            <text:p><text:span text:style-name="T2">measure</text:span></text:p>
          </draw:text-box>
        </draw:frame>
        <draw:custom-shape draw:style-name="gr8" draw:text-style-name="P6" draw:layer="layout" svg:width="2.54cm" svg:height="1.016cm" svg:x="6.39cm" svg:y="6.199cm">
          <text:p text:style-name="P1"><text:span text:style-name="T1">Measured</text:span><text:span text:style-name="T1"><text:line-break/></text:span><text:span text:style-name="T1">Claim Quality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29cm" svg:height="0.569cm" svg:x="7.242cm" svg:y="4.81cm">
          <draw:text-box>
            <text:p><text:span text:style-name="T2">rate</text:span></text:p>
          </draw:text-box>
        </draw:frame>
        <draw:custom-shape draw:style-name="gr10" draw:text-style-name="P2" draw:layer="layout" svg:width="3.81cm" svg:height="1.016cm" svg:x="10.368cm" svg:y="6.199cm">
          <text:p text:style-name="P1"><text:span text:style-name="T1">Distorted Quality for</text:span></text:p>
          <text:p text:style-name="P1"><text:span text:style-name="T1">Author’s Review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856cm" svg:height="0.569cm" svg:x="8.899cm" svg:y="6.075cm">
          <draw:text-box>
            <text:p><text:span text:style-name="T2">distort</text:span></text:p>
          </draw:text-box>
        </draw:frame>
        <draw:line draw:style-name="gr6" draw:text-style-name="P4" draw:layer="layout" svg:x1="8.919cm" svg:y1="6.711cm" svg:x2="10.368cm" svg:y2="6.711cm">
          <text:p/>
        </draw:line>
        <draw:line draw:style-name="gr6" draw:text-style-name="P4" draw:layer="layout" svg:x1="4.78cm" svg:y1="5.445cm" svg:x2="10.368cm" svg:y2="5.445cm">
          <text:p/>
        </draw:line>
        <draw:custom-shape draw:style-name="gr10" draw:text-style-name="P2" draw:layer="layout" svg:width="3.81cm" svg:height="1.016cm" svg:x="10.368cm" svg:y="4.937cm">
          <text:p text:style-name="P1"><text:span text:style-name="T1">Re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016cm" svg:x="2.24cm" svg:y="4.937cm">
          <text:p text:style-name="P1"><text:span text:style-name="T1">Claim’s</text:span><text:span text:style-name="T1"><text:line-break/></text:span><text:span text:style-name="T1">Ground Truth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29cm" svg:height="0.569cm" svg:x="14.084cm" svg:y="4.81cm">
          <draw:text-box>
            <text:p><text:span text:style-name="T2">publish</text:span></text:p>
          </draw:text-box>
        </draw:frame>
        <draw:line draw:style-name="gr6" draw:text-style-name="P4" draw:layer="layout" svg:x1="14.167cm" svg:y1="5.443cm" svg:x2="15.859cm" svg:y2="5.443cm">
          <text:p/>
        </draw:line>
        <draw:custom-shape draw:style-name="gr12" draw:text-style-name="P2" draw:layer="layout" svg:width="2.531cm" svg:height="1.016cm" svg:x="15.868cm" svg:y="4.937cm">
          <text:p text:style-name="P1"><text:span text:style-name="T1">Published</text:span><text:span text:style-name="T1"><text:line-break/></text:span><text:span text:style-name="T1">Re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31cm" svg:height="1.016cm" svg:x="15.868cm" svg:y="6.207cm">
          <text:p text:style-name="P1"><text:span text:style-name="T1">Published</text:span><text:span text:style-name="T1"><text:line-break/></text:span><text:span text:style-name="T1">Author Review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29cm" svg:height="0.569cm" svg:x="14.085cm" svg:y="6.08cm">
          <draw:text-box>
            <text:p><text:span text:style-name="T2">publish</text:span></text:p>
          </draw:text-box>
        </draw:frame>
        <draw:line draw:style-name="gr6" draw:text-style-name="P4" draw:layer="layout" svg:x1="14.168cm" svg:y1="6.717cm" svg:x2="15.86cm" svg:y2="6.717cm">
          <text:p/>
        </draw:line>
        <draw:frame draw:style-name="gr13" draw:text-style-name="P8" draw:layer="layout" svg:width="1.016cm" svg:height="0.725cm" svg:x="2.905cm" svg:y="2.976cm">
          <draw:text-box>
            <text:p text:style-name="P7"><text:span text:style-name="T3">(a)</text:span></text:p>
          </draw:text-box>
        </draw:frame>
        <draw:frame draw:style-name="gr14" draw:text-style-name="P8" draw:layer="layout" svg:width="1.1cm" svg:height="0.725cm" svg:x="7.223cm" svg:y="2.976cm">
          <draw:text-box>
            <text:p text:style-name="P7"><text:span text:style-name="T3">(b)</text:span></text:p>
          </draw:text-box>
        </draw:frame>
        <draw:frame draw:style-name="gr15" draw:text-style-name="P8" draw:layer="layout" svg:width="1.016cm" svg:height="0.725cm" svg:x="11.795cm" svg:y="2.976cm">
          <draw:text-box>
            <text:p text:style-name="P7"><text:span text:style-name="T3">(c)</text:span></text:p>
          </draw:text-box>
        </draw:frame>
        <draw:frame draw:style-name="gr14" draw:text-style-name="P8" draw:layer="layout" svg:width="1.018cm" svg:height="0.725cm" svg:x="16.367cm" svg:y="2.977cm">
          <draw:text-box>
            <text:p text:style-name="P7"><text:span text:style-name="T3">(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20:18.436614334</meta:creation-date>
    <dc:date>2021-07-17T14:41:01.261368132</dc:date>
    <meta:editing-duration>PT1H20M25S</meta:editing-duration>
    <meta:editing-cycles>19</meta:editing-cycles>
    <meta:generator>LibreOffice/6.4.7.2$Linux_X86_64 LibreOffice_project/40$Build-2</meta:generator>
    <meta:document-statistic meta:object-count="25"/>
  </office:meta>
</office:document-meta>
</file>